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officeooo:rsid="00110483"/>
    </style:style>
    <style:style style:name="T2" style:family="text">
      <style:text-properties fo:font-weight="bold" officeooo:rsid="00110483" style:font-weight-asian="bold" style:font-weight-complex="bold"/>
    </style:style>
    <style:style style:name="T3" style:family="text">
      <style:text-properties fo:font-size="24pt" fo:font-weight="bold" officeooo:rsid="00110483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3">PostMan</text:span> </text:p>
      <text:p text:style-name="Standard"/>
      <text:p text:style-name="Standard">Here is the GitHub Link for this assignment</text:p>
      <text:p text:style-name="Standard"/>
      <text:p text:style-name="Standard"><text:a xlink:type="simple" xlink:href="https://github.com/kishanpatel-simform/lms_practical/tree/master/postman_usage" text:style-name="Internet_20_link" text:visited-style-name="Visited_20_Internet_20_Link">https://github.com/kishanpatel-simform/lms_practical/tree/master/postman_usage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51:16.247802456</meta:creation-date>
    <dc:date>2022-04-14T14:52:01.672395292</dc:date>
    <meta:editing-duration>PT4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0" meta:character-count="129" meta:non-whitespace-character-count="121"/>
  </office:meta>
</office:document-meta>
</file>